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129.63mm"/>
    </style:style>
    <style:style style:name="co5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Default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9"/>
        <table:table-column table:style-name="co1" table:number-columns-repeated="5" table:default-cell-style-name="ce9"/>
        <table:table-column table:style-name="co4" table:default-cell-style-name="Default"/>
        <table:table-row table:style-name="ro1">
          <table:table-cell/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Is Frog?</text:p>
          </table:table-cell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All units lose 1 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rizz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units in the opposite zone lose 1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neak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a Frog Bomb in the enemy’s h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Bo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ke 3 dam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ungl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ate 1 Log.</text:p>
            <text:p>+1 Stamina on enter per ally log.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ir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1 Log.</text:p>
            <text:p>On enter burn all logs. Deal attack damage per log to enemy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uilde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1 Log.</text:p>
            <text:p>+1 Attack per Log in z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o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GRESSIVE</text:p>
            <text:p>+3 Attack if you control a Cute Fro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+3 Stamina if you control a Handsome Fro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uxedo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2 Attack if you control a Handsome Frog</text:p>
            <text:p>+2 Stamina if you control a Cute Fr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</text:p>
            <text:p>End of combat create a tadpo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number-columns-repeated="4"/>
          <table:table-cell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n enter: Allies lose 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table:number-columns-repeated="5"/>
          <table:table-cell office:value-type="string" calcext:value-type="string">
            <text:p>Del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table:style-name="ce6" office:value-type="string" calcext:value-type="string">
            <text:p>Enemy units get -2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4"/>
          <table:table-cell table:style-name="ce14"/>
          <table:table-cell office:value-type="string" calcext:value-type="string">
            <text:p>Frog W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table:style-name="ce6" office:value-type="string" calcext:value-type="string">
            <text:p>Target ally gains 5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number-columns-repeated="5"/>
          <table:table-cell office:value-type="string" calcext:value-type="string">
            <text:p>Frog Ch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 Allies gain +1 at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On enter: Allies gain +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d of combat: Exhaust the ally to the left. Enemy takes damage equal to its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table:number-columns-repeated="5"/>
          <table:table-cell office:value-type="string" calcext:value-type="string">
            <text:p>Fl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table:style-name="ce6" office:value-type="string" calcext:value-type="string">
            <text:p>Enemy units get -4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table:number-columns-repeated="5"/>
          <table:table-cell office:value-type="string" calcext:value-type="string">
            <text:p>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table:style-name="ce6" office:value-type="string" calcext:value-type="string">
            <text:p>Randomly reallocate all uni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God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reate 1 Shrine.</text:p>
            <text:p>Create 2 Frogs</text:p>
            <text:p>Heal 5 Health</text:p>
            <text:p>Gain 5 Arm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number-columns-repeated="4"/>
          <table:table-cell table:style-name="ce14"/>
          <table:table-cell office:value-type="string" calcext:value-type="string">
            <text:p>Rainbow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number-columns-repeated="4"/>
          <table:table-cell table:style-name="ce14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 Units don’t lose stamina at end of turn.</text:p>
            <text:p>When this unit is exhausted, exhaust all units in this zon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Gain 2 Attack and Lose 1 stamina whenever a zone ally is exhausted</text:p>
          </table:table-cell>
        </table:table-row>
        <table:table-row table:style-name="ro1">
          <table:table-cell table:formula="of:=SUM([.A5:.A76])" office:value-type="float" office:value="40" calcext:value-type="float">
            <text:p>40</text:p>
          </table:table-cell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>
          <table:table-cell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4:49:59.1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2-03-15T22:31:08.035000000</dc:date>
    <meta:editing-duration>P2DT13H56M18S</meta:editing-duration>
    <meta:editing-cycles>101</meta:editing-cycles>
    <meta:generator>LibreOffice/6.1.2.1$Windows_X86_64 LibreOffice_project/65905a128db06ba48db947242809d14d3f9a93fe</meta:generator>
    <meta:document-statistic meta:table-count="3" meta:cell-count="538" meta:object-count="0"/>
  </office:meta>
</office:document-meta>
</file>